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4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13" style:family="table-cell" style:parent-style-name="Default">
      <style:table-cell-properties fo:border-bottom="none" fo:border-left="0.54pt solid #ff4000" fo:border-right="none" fo:border-top="0.54pt solid #ff4000"/>
      <style:text-properties fo:color="#000000"/>
    </style:style>
    <style:style style:name="ce14" style:family="table-cell" style:parent-style-name="Default">
      <style:table-cell-properties fo:border-bottom="none" fo:border-left="0.54pt solid #ff4000" fo:border-right="none" fo:border-top="none"/>
      <style:text-properties fo:color="#000000"/>
    </style:style>
    <style:style style:name="ce15" style:family="table-cell" style:parent-style-name="Default">
      <style:table-cell-properties fo:border-bottom="none" fo:border-left="0.54pt solid #ff4000" fo:border-right="none" fo:border-top="none"/>
    </style:style>
    <style:style style:name="ce16" style:family="table-cell" style:parent-style-name="Default">
      <style:table-cell-properties fo:border-bottom="0.54pt solid #ff4000" fo:border-left="0.54pt solid #ff4000" fo:border-right="none" fo:border-top="none"/>
      <style:text-properties fo:color="#000000"/>
    </style:style>
    <style:style style:name="ce17" style:family="table-cell" style:parent-style-name="Default">
      <style:table-cell-properties fo:border-bottom="none" fo:border-left="none" fo:border-right="none" fo:border-top="0.54pt solid #ff4000"/>
      <style:text-properties fo:color="#000000"/>
    </style:style>
    <style:style style:name="ce7" style:family="table-cell" style:parent-style-name="Default">
      <style:text-properties fo:color="#000000"/>
    </style:style>
    <style:style style:name="ce19" style:family="table-cell" style:parent-style-name="Default">
      <style:table-cell-properties fo:border="none"/>
      <style:text-properties fo:color="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54pt solid #ff4000" fo:border-left="none" fo:border-right="none" fo:border-top="none"/>
      <style:text-properties fo:color="#000000"/>
    </style:style>
    <style:style style:name="ce9" style:family="table-cell" style:parent-style-name="Default" style:data-style-name="N61">
      <style:text-properties fo:color="#000000"/>
    </style:style>
    <style:style style:name="ce23" style:family="table-cell" style:parent-style-name="Default">
      <style:table-cell-properties fo:border-bottom="0.54pt solid #ff4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54pt solid #ff4000" fo:border-top="0.54pt solid #ff4000"/>
      <style:text-properties fo:color="#000000"/>
    </style:style>
    <style:style style:name="ce25" style:family="table-cell" style:parent-style-name="Default">
      <style:table-cell-properties fo:border-bottom="none" fo:border-left="none" fo:border-right="0.54pt solid #ff4000" fo:border-top="none"/>
      <style:text-properties fo:color="#000000"/>
    </style:style>
    <style:style style:name="ce26" style:family="table-cell" style:parent-style-name="Default">
      <style:table-cell-properties fo:border-bottom="none" fo:border-left="none" fo:border-right="0.54pt solid #ff4000" fo:border-top="none"/>
    </style:style>
    <style:style style:name="ce27" style:family="table-cell" style:parent-style-name="Default">
      <style:table-cell-properties fo:border-bottom="0.54pt solid #ff4000" fo:border-left="none" fo:border-right="0.54pt solid #ff4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table:style-name="ce13" office:value-type="string" calcext:value-type="string">
            <text:p>CR</text:p>
          </table:table-cell>
          <table:table-cell table:style-name="ce17" office:value-type="string" calcext:value-type="string">
            <text:p>hlimit</text:p>
          </table:table-cell>
          <table:table-cell table:style-name="ce17" office:value-type="string" calcext:value-type="string">
            <text:p>srate</text:p>
          </table:table-cell>
          <table:table-cell table:style-name="ce17" office:value-type="string" calcext:value-type="string">
            <text:p>drate</text:p>
          </table:table-cell>
          <table:table-cell table:style-name="ce17" office:value-type="string" calcext:value-type="string">
            <text:p>irate</text:p>
          </table:table-cell>
          <table:table-cell table:style-name="ce17" table:number-columns-repeated="4"/>
          <table:table-cell table:style-name="ce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table:style-name="ce14" office:value-type="float" office:value="0.5" calcext:value-type="float">
            <text:p>0.5</text:p>
          </table:table-cell>
          <table:table-cell table:style-name="ce7" office:value-type="float" office:value="92500" calcext:value-type="float">
            <text:p>92500</text:p>
          </table:table-cell>
          <table:table-cell table:style-name="ce7" office:value-type="float" office:value="0.0357" calcext:value-type="float">
            <text:p>0.0357</text:p>
          </table:table-cell>
          <table:table-cell table:style-name="ce7" office:value-type="float" office:value="0.0123" calcext:value-type="float">
            <text:p>0.0123</text:p>
          </table:table-cell>
          <table:table-cell table:style-name="ce7" office:value-type="float" office:value="0.00885" calcext:value-type="float">
            <text:p>0.00885</text:p>
          </table:table-cell>
          <table:table-cell table:style-name="ce7" table:number-columns-repeated="4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heap</text:p>
          </table:table-cell>
          <table:table-cell table:style-name="ce7" office:value-type="string" calcext:value-type="string">
            <text:p>corefunc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005.531248" calcext:value-type="float">
            <text:p>1005.531248</text:p>
          </table:table-cell>
          <table:table-cell office:value-type="float" office:value="574.358768" calcext:value-type="float">
            <text:p>574.358768</text:p>
          </table:table-cell>
          <table:table-cell office:value-type="float" office:value="431.17248" calcext:value-type="float">
            <text:p>431.17248</text:p>
          </table:table-cell>
          <table:table-cell table:number-columns-repeated="7"/>
          <table:table-cell table:style-name="ce14" office:value-type="string" calcext:value-type="string">
            <text:p>dpu R (total)</text:p>
          </table:table-cell>
          <table:table-cell table:style-name="ce7" office:value-type="float" office:value="1889.142912" calcext:value-type="float">
            <text:p>1889.142912</text:p>
          </table:table-cell>
          <table:table-cell table:style-name="ce7" office:value-type="float" office:value="1080.591248" calcext:value-type="float">
            <text:p>1080.591248</text:p>
          </table:table-cell>
          <table:table-cell table:style-name="ce7" office:value-type="float" office:value="808.551664" calcext:value-type="float">
            <text:p>808.551664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625.654608" calcext:value-type="float">
            <text:p>625.654608</text:p>
          </table:table-cell>
          <table:table-cell office:value-type="float" office:value="269.898288" calcext:value-type="float">
            <text:p>269.898288</text:p>
          </table:table-cell>
          <table:table-cell office:value-type="float" office:value="355.75632" calcext:value-type="float">
            <text:p>355.75632</text:p>
          </table:table-cell>
          <table:table-cell table:number-columns-repeated="7"/>
          <table:table-cell table:style-name="ce14" office:value-type="string" calcext:value-type="string">
            <text:p>dpu W (total)</text:p>
          </table:table-cell>
          <table:table-cell table:style-name="ce7" office:value-type="float" office:value="1183.148888" calcext:value-type="float">
            <text:p>1183.148888</text:p>
          </table:table-cell>
          <table:table-cell table:style-name="ce7" office:value-type="float" office:value="503.783912" calcext:value-type="float">
            <text:p>503.783912</text:p>
          </table:table-cell>
          <table:table-cell table:style-name="ce7" office:value-type="float" office:value="679.364976" calcext:value-type="float">
            <text:p>679.364976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7.4697815809002" calcext:value-type="float">
            <text:p>37.4697815809002</text:p>
          </table:table-cell>
          <table:table-cell office:value-type="float" office:value="21.4027138677593" calcext:value-type="float">
            <text:p>21.4027138677593</text:p>
          </table:table-cell>
          <table:table-cell office:value-type="float" office:value="16.0670677131409" calcext:value-type="float">
            <text:p>16.0670677131409</text:p>
          </table:table-cell>
          <table:table-cell table:number-columns-repeated="7"/>
          <table:table-cell table:style-name="ce14" office:value-type="string" calcext:value-type="string">
            <text:p>dpu R (MB/s)</text:p>
          </table:table-cell>
          <table:table-cell table:style-name="ce7" office:value-type="float" office:value="37.1443326996157" calcext:value-type="float">
            <text:p>37.1443326996157</text:p>
          </table:table-cell>
          <table:table-cell table:style-name="ce7" office:value-type="float" office:value="21.2465878431144" calcext:value-type="float">
            <text:p>21.2465878431144</text:p>
          </table:table-cell>
          <table:table-cell table:style-name="ce7" office:value-type="float" office:value="15.8977448565013" calcext:value-type="float">
            <text:p>15.8977448565013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3.3141849678686" calcext:value-type="float">
            <text:p>23.3141849678686</text:p>
          </table:table-cell>
          <table:table-cell office:value-type="float" office:value="10.0573999271865" calcext:value-type="float">
            <text:p>10.0573999271865</text:p>
          </table:table-cell>
          <table:table-cell office:value-type="float" office:value="13.2567850406821" calcext:value-type="float">
            <text:p>13.2567850406821</text:p>
          </table:table-cell>
          <table:table-cell table:number-columns-repeated="7"/>
          <table:table-cell table:style-name="ce14" office:value-type="string" calcext:value-type="string">
            <text:p>dpu W (MB/s)</text:p>
          </table:table-cell>
          <table:table-cell table:style-name="ce7" office:value-type="float" office:value="23.2630764194151" calcext:value-type="float">
            <text:p>23.2630764194151</text:p>
          </table:table-cell>
          <table:table-cell table:style-name="ce7" office:value-type="float" office:value="9.90540054814123" calcext:value-type="float">
            <text:p>9.90540054814123</text:p>
          </table:table-cell>
          <table:table-cell table:style-name="ce7" office:value-type="float" office:value="13.3576758712739" calcext:value-type="float">
            <text:p>13.3576758712739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heap push</text:p>
          </table:table-cell>
          <table:table-cell table:style-name="ce7" office:value-type="string" calcext:value-type="string">
            <text:p>heap pop</text:p>
          </table:table-cell>
          <table:table-cell table:style-name="ce7" office:value-type="string" calcext:value-type="string">
            <text:p>decode</text:p>
          </table:table-cell>
          <table:table-cell table:style-name="ce7" office:value-type="string" calcext:value-type="string">
            <text:p>heap_hasging</text:p>
          </table:table-cell>
          <table:table-cell table:style-name="ce7" office:value-type="string" calcext:value-type="string">
            <text:p>penality</text:p>
          </table:table-cell>
          <table:table-cell table:style-name="ce7" office:value-type="string" calcext:value-type="string">
            <text:p>hypload</text:p>
          </table:table-cell>
          <table:table-cell table:style-name="ce25"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29.7228411439992" calcext:value-type="float">
            <text:p>29.7228411439992</text:p>
          </table:table-cell>
          <table:table-cell table:number-columns-repeated="9"/>
          <table:table-cell table:style-name="ce14" office:value-type="string" calcext:value-type="string">
            <text:p>host (s)</text:p>
          </table:table-cell>
          <table:table-cell table:style-name="ce7" office:value-type="float" office:value="53.0098140769996" calcext:value-type="float">
            <text:p>53.0098140769996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02867643839324" calcext:value-type="float">
            <text:p>0.902867643839324</text:p>
          </table:table-cell>
          <table:table-cell table:number-columns-repeated="9"/>
          <table:table-cell table:style-name="ce14" office:value-type="string" calcext:value-type="string">
            <text:p>dpu Tasklet Balancing %</text:p>
          </table:table-cell>
          <table:table-cell table:style-name="ce7" office:value-type="float" office:value="0.959435914875222" calcext:value-type="float">
            <text:p>0.959435914875222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56419809851616" calcext:value-type="float">
            <text:p>1.56E-05</text:p>
          </table:table-cell>
          <table:table-cell office:value-type="float" office:value="0.213885816081813" calcext:value-type="float">
            <text:p>0.213885816081813</text:p>
          </table:table-cell>
          <table:table-cell office:value-type="float" office:value="0.174547016182087" calcext:value-type="float">
            <text:p>0.174547016182087</text:p>
          </table:table-cell>
          <table:table-cell office:value-type="float" office:value="0.999826167121671" calcext:value-type="float">
            <text:p>0.999826167121671</text:p>
          </table:table-cell>
          <table:table-cell office:value-type="float" office:value="0.265661332942612" calcext:value-type="float">
            <text:p>0.265661332942612</text:p>
          </table:table-cell>
          <table:table-cell office:value-type="float" office:value="0.0412122657667353" calcext:value-type="float">
            <text:p>0.041212265766735</text:p>
          </table:table-cell>
          <table:table-cell office:value-type="float" office:value="0.0292445155380811" calcext:value-type="float">
            <text:p>0.029244515538081</text:p>
          </table:table-cell>
          <table:table-cell office:value-type="float" office:value="0.520991246018894" calcext:value-type="float">
            <text:p>0.520991246018894</text:p>
          </table:table-cell>
          <table:table-cell/>
          <table:table-cell table:style-name="ce14" office:value-type="string" calcext:value-type="string">
            <text:p>dpu % total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00000825240994571175" calcext:value-type="float">
            <text:p>8.25E-06</text:p>
          </table:table-cell>
          <table:table-cell table:style-name="ce7" office:value-type="float" office:value="0.197202883992645" calcext:value-type="float">
            <text:p>0.197202883992645</text:p>
          </table:table-cell>
          <table:table-cell table:style-name="ce7" office:value-type="float" office:value="0.186744407205513" calcext:value-type="float">
            <text:p>0.186744407205513</text:p>
          </table:table-cell>
          <table:table-cell table:style-name="ce7" office:value-type="float" office:value="0.999908289522766" calcext:value-type="float">
            <text:p>0.999908289522766</text:p>
          </table:table-cell>
          <table:table-cell table:style-name="ce7" office:value-type="float" office:value="0.268284618306841" calcext:value-type="float">
            <text:p>0.268284618306841</text:p>
          </table:table-cell>
          <table:table-cell table:style-name="ce7" office:value-type="float" office:value="0.0415340218701155" calcext:value-type="float">
            <text:p>0.041534021870116</text:p>
          </table:table-cell>
          <table:table-cell table:style-name="ce7" office:value-type="float" office:value="0.0294135996795299" calcext:value-type="float">
            <text:p>0.02941359967953</text:p>
          </table:table-cell>
          <table:table-cell table:style-name="ce25" office:value-type="float" office:value="0.525713160299673" calcext:value-type="float">
            <text:p>0.525713160299673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1405211409.5545" calcext:value-type="float">
            <text:p>11405211409.5545</text:p>
          </table:table-cell>
          <table:table-cell office:value-type="float" office:value="178400.1" calcext:value-type="float">
            <text:p>178400.1</text:p>
          </table:table-cell>
          <table:table-cell office:value-type="float" office:value="2439412949.91818" calcext:value-type="float">
            <text:p>2439412949.91818</text:p>
          </table:table-cell>
          <table:table-cell office:value-type="float" office:value="1990745620.46364" calcext:value-type="float">
            <text:p>1990745620.46364</text:p>
          </table:table-cell>
          <table:table-cell office:value-type="float" office:value="11403228808.8273" calcext:value-type="float">
            <text:p>11403228808.8273</text:p>
          </table:table-cell>
          <table:table-cell office:value-type="float" office:value="3029923665.55454" calcext:value-type="float">
            <text:p>3029923665.55454</text:p>
          </table:table-cell>
          <table:table-cell office:value-type="float" office:value="470034603.736364" calcext:value-type="float">
            <text:p>470034603.736364</text:p>
          </table:table-cell>
          <table:table-cell office:value-type="float" office:value="333539882.281818" calcext:value-type="float">
            <text:p>333539882.281818</text:p>
          </table:table-cell>
          <table:table-cell office:value-type="float" office:value="5942015303.37273" calcext:value-type="float">
            <text:p>5942015303.37273</text:p>
          </table:table-cell>
          <table:table-cell/>
          <table:table-cell table:style-name="ce14" office:value-type="string" calcext:value-type="string">
            <text:p>dpu cycles</text:p>
          </table:table-cell>
          <table:table-cell table:style-name="ce7" office:value-type="float" office:value="21615295773.1909" calcext:value-type="float">
            <text:p>21615295773.1909</text:p>
          </table:table-cell>
          <table:table-cell table:style-name="ce7" office:value-type="float" office:value="178378.281818182" calcext:value-type="float">
            <text:p>178378.281818182</text:p>
          </table:table-cell>
          <table:table-cell table:style-name="ce7" office:value-type="float" office:value="4262598664.82727" calcext:value-type="float">
            <text:p>4262598664.82727</text:p>
          </table:table-cell>
          <table:table-cell table:style-name="ce7" office:value-type="float" office:value="4036535595.73636" calcext:value-type="float">
            <text:p>4036535595.73636</text:p>
          </table:table-cell>
          <table:table-cell table:style-name="ce7" office:value-type="float" office:value="21613313424.1" calcext:value-type="float">
            <text:p>21613313424.1</text:p>
          </table:table-cell>
          <table:table-cell table:style-name="ce7" office:value-type="float" office:value="5799051376.1" calcext:value-type="float">
            <text:p>5799051376.1</text:p>
          </table:table-cell>
          <table:table-cell table:style-name="ce7" office:value-type="float" office:value="897770167.372727" calcext:value-type="float">
            <text:p>897770167.372727</text:p>
          </table:table-cell>
          <table:table-cell table:style-name="ce7" office:value-type="float" office:value="635783656.827273" calcext:value-type="float">
            <text:p>635783656.827273</text:p>
          </table:table-cell>
          <table:table-cell table:style-name="ce25" office:value-type="float" office:value="11363445451.7364" calcext:value-type="float">
            <text:p>11363445451.7364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8558174131.00909" calcext:value-type="float">
            <text:p>8558174131.00909</text:p>
          </table:table-cell>
          <table:table-cell office:value-type="float" office:value="25400.8272727273" calcext:value-type="float">
            <text:p>25400.8272727273</text:p>
          </table:table-cell>
          <table:table-cell office:value-type="float" office:value="1726007931.73636" calcext:value-type="float">
            <text:p>1726007931.73636</text:p>
          </table:table-cell>
          <table:table-cell office:value-type="float" office:value="1396739699.00909" calcext:value-type="float">
            <text:p>1396739699.00909</text:p>
          </table:table-cell>
          <table:table-cell office:value-type="float" office:value="8557892734.64546" calcext:value-type="float">
            <text:p>8557892734.64546</text:p>
          </table:table-cell>
          <table:table-cell office:value-type="float" office:value="2371770165.91818" calcext:value-type="float">
            <text:p>2371770165.91818</text:p>
          </table:table-cell>
          <table:table-cell office:value-type="float" office:value="369359988.463636" calcext:value-type="float">
            <text:p>369359988.463636</text:p>
          </table:table-cell>
          <table:table-cell office:value-type="float" office:value="249220357.918182" calcext:value-type="float">
            <text:p>249220357.918182</text:p>
          </table:table-cell>
          <table:table-cell office:value-type="float" office:value="4641483459.00909" calcext:value-type="float">
            <text:p>4641483459.00909</text:p>
          </table:table-cell>
          <table:table-cell/>
          <table:table-cell table:style-name="ce14" office:value-type="string" calcext:value-type="string">
            <text:p>dpu inst</text:p>
          </table:table-cell>
          <table:table-cell table:style-name="ce7" office:value-type="float" office:value="16392419443.0091" calcext:value-type="float">
            <text:p>16392419443.0091</text:p>
          </table:table-cell>
          <table:table-cell table:style-name="ce7" office:value-type="float" office:value="25399.3727272727" calcext:value-type="float">
            <text:p>25399.3727272727</text:p>
          </table:table-cell>
          <table:table-cell table:style-name="ce7" office:value-type="float" office:value="3045274157.19091" calcext:value-type="float">
            <text:p>3045274157.19091</text:p>
          </table:table-cell>
          <table:table-cell table:style-name="ce7" office:value-type="float" office:value="2865482545.55454" calcext:value-type="float">
            <text:p>2865482545.55454</text:p>
          </table:table-cell>
          <table:table-cell table:style-name="ce7" office:value-type="float" office:value="16392138061.1909" calcext:value-type="float">
            <text:p>16392138061.1909</text:p>
          </table:table-cell>
          <table:table-cell table:style-name="ce7" office:value-type="float" office:value="4582428456.82727" calcext:value-type="float">
            <text:p>4582428456.82727</text:p>
          </table:table-cell>
          <table:table-cell table:style-name="ce7" office:value-type="float" office:value="712627195.736364" calcext:value-type="float">
            <text:p>712627195.736364</text:p>
          </table:table-cell>
          <table:table-cell table:style-name="ce7" office:value-type="float" office:value="480191293.190909" calcext:value-type="float">
            <text:p>480191293.190909</text:p>
          </table:table-cell>
          <table:table-cell table:style-name="ce25" office:value-type="float" office:value="8963853863.37273" calcext:value-type="float">
            <text:p>8963853863.37273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459950712169" calcext:value-type="float">
            <text:p>0.691459950712169</text:p>
          </table:table-cell>
          <table:table-cell office:value-type="string" calcext:value-type="string">
            <text:p>NC</text:p>
          </table:table-cell>
          <table:table-cell office:value-type="float" office:value="0.708868665500053" calcext:value-type="float">
            <text:p>0.708868665500053</text:p>
          </table:table-cell>
          <table:table-cell office:value-type="float" office:value="0.704010170037932" calcext:value-type="float">
            <text:p>0.704010170037932</text:p>
          </table:table-cell>
          <table:table-cell office:value-type="float" office:value="0.751694705542125" calcext:value-type="float">
            <text:p>0.751694705542125</text:p>
          </table:table-cell>
          <table:table-cell office:value-type="float" office:value="0.784426405863006" calcext:value-type="float">
            <text:p>0.784426405863006</text:p>
          </table:table-cell>
          <table:table-cell office:value-type="float" office:value="0.787565526689357" calcext:value-type="float">
            <text:p>0.787565526689357</text:p>
          </table:table-cell>
          <table:table-cell office:value-type="float" office:value="0.748820108777364" calcext:value-type="float">
            <text:p>0.748820108777364</text:p>
          </table:table-cell>
          <table:table-cell office:value-type="float" office:value="0.782854757917672" calcext:value-type="float">
            <text:p>0.782854757917672</text:p>
          </table:table-cell>
          <table:table-cell/>
          <table:table-cell table:style-name="ce14" office:value-type="string" calcext:value-type="string">
            <text:p>dpu pipeline efficiency</text:p>
          </table:table-cell>
          <table:table-cell table:style-name="ce7" office:value-type="float" office:value="0.737886929333799" calcext:value-type="float">
            <text:p>0.737886929333799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.715414960314423" calcext:value-type="float">
            <text:p>0.715414960314423</text:p>
          </table:table-cell>
          <table:table-cell table:style-name="ce7" office:value-type="float" office:value="0.710452530928965" calcext:value-type="float">
            <text:p>0.710452530928965</text:p>
          </table:table-cell>
          <table:table-cell table:style-name="ce7" office:value-type="float" office:value="0.758788191246436" calcext:value-type="float">
            <text:p>0.758788191246436</text:p>
          </table:table-cell>
          <table:table-cell table:style-name="ce7" office:value-type="float" office:value="0.790758039626788" calcext:value-type="float">
            <text:p>0.790758039626788</text:p>
          </table:table-cell>
          <table:table-cell table:style-name="ce7" office:value-type="float" office:value="0.794247083203484" calcext:value-type="float">
            <text:p>0.794247083203484</text:p>
          </table:table-cell>
          <table:table-cell table:style-name="ce7" office:value-type="float" office:value="0.755651493993913" calcext:value-type="float">
            <text:p>0.755651493993913</text:p>
          </table:table-cell>
          <table:table-cell table:style-name="ce25" office:value-type="float" office:value="0.789321349169726" calcext:value-type="float">
            <text:p>0.789321349169726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  <table:table-cell table:style-name="ce1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energy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table:style-name="ce14" office:value-type="string" calcext:value-type="string">
            <text:p>total strand len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25" calcext:value-type="float">
            <text:p>0.025</text:p>
          </table:table-cell>
          <table:table-cell table:number-columns-repeated="9"/>
          <table:table-cell table:style-name="ce14" office:value-type="string" calcext:value-type="string">
            <text:p>dpu/cpu</text:p>
          </table:table-cell>
          <table:table-cell table:style-name="ce7" office:value-type="float" office:value="0.024" calcext:value-type="float">
            <text:p>0.024</text:p>
          </table:table-cell>
          <table:table-cell table:style-name="ce7" table:number-columns-repeated="2"/>
          <table:table-cell table:number-columns-repeated="4"/>
          <table:table-cell table:style-name="ce7"/>
          <table:table-cell table:style-name="ce25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1.584" calcext:value-type="float">
            <text:p>1.584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4" office:value-type="string" calcext:value-type="string">
            <text:p>rank/cpu</text:p>
          </table:table-cell>
          <table:table-cell table:style-name="ce19" office:value-type="float" office:value="1.512" calcext:value-type="float">
            <text:p>1.512</text:p>
          </table:table-cell>
          <table:table-cell table:style-name="ce19" office:value-type="float" office:value="3.517" calcext:value-type="float">
            <text:p>3.517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3.168" calcext:value-type="float">
            <text:p>3.168</text:p>
          </table:table-cell>
          <table:table-cell office:value-type="float" office:value="3.684" calcext:value-type="float">
            <text:p>3.684</text:p>
          </table:table-cell>
          <table:table-cell table:number-columns-repeated="8"/>
          <table:table-cell table:style-name="ce15" office:value-type="string" calcext:value-type="string">
            <text:p>dimm/cpu</text:p>
          </table:table-cell>
          <table:table-cell office:value-type="float" office:value="3.025" calcext:value-type="float">
            <text:p>3.025</text:p>
          </table:table-cell>
          <table:table-cell office:value-type="float" office:value="3.517" calcext:value-type="float">
            <text:p>3.517</text:p>
          </table:table-cell>
          <table:table-cell table:style-name="ce19" table:number-columns-repeated="6"/>
          <table:table-cell table:style-name="ce25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63.365" calcext:value-type="float">
            <text:p>63.365</text:p>
          </table:table-cell>
          <table:table-cell office:value-type="float" office:value="73.68" calcext:value-type="float">
            <text:p>73.68</text:p>
          </table:table-cell>
          <table:table-cell table:number-columns-repeated="8"/>
          <table:table-cell table:style-name="ce15" office:value-type="string" calcext:value-type="string">
            <text:p>clouddimm/cpu</text:p>
          </table:table-cell>
          <table:table-cell table:style-name="ce20" office:value-type="float" office:value="60.493" calcext:value-type="float">
            <text:p>60.493</text:p>
          </table:table-cell>
          <table:table-cell table:style-name="ce20" office:value-type="float" office:value="70.341" calcext:value-type="float">
            <text:p>70.341</text:p>
          </table:table-cell>
          <table:table-cell table:number-columns-repeated="6"/>
          <table:table-cell table:style-name="ce26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7.159" calcext:value-type="float">
            <text:p>17.159</text:p>
          </table:table-cell>
          <table:table-cell table:number-columns-repeated="9"/>
          <table:table-cell table:style-name="ce16" office:value-type="string" calcext:value-type="string">
            <text:p>dpu decoding throughput (seq/sec/DPU)</text:p>
          </table:table-cell>
          <table:table-cell table:style-name="ce21" office:value-type="float" office:value="9.621" calcext:value-type="float">
            <text:p>9.621</text:p>
          </table:table-cell>
          <table:table-cell/>
          <table:table-cell table:style-name="ce21"/>
          <table:table-cell table:style-name="ce23" table:number-columns-repeated="5"/>
          <table:table-cell table:style-name="ce27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43925.814" calcext:value-type="float">
            <text:p>43925.814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4629.402" calcext:value-type="float">
            <text:p>24629.402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283.139592" calcext:value-type="float">
            <text:p>283.139592</text:p>
          </table:table-cell>
          <table:table-cell office:value-type="float" office:value="164.345192" calcext:value-type="float">
            <text:p>164.345192</text:p>
          </table:table-cell>
          <table:table-cell office:value-type="float" office:value="118.7944" calcext:value-type="float">
            <text:p>118.7944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459.702552" calcext:value-type="float">
            <text:p>459.702552</text:p>
          </table:table-cell>
          <table:table-cell office:value-type="float" office:value="269.342952" calcext:value-type="float">
            <text:p>269.342952</text:p>
          </table:table-cell>
          <table:table-cell office:value-type="float" office:value="190.3596" calcext:value-type="float">
            <text:p>190.3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163.6212" calcext:value-type="float">
            <text:p>163.6212</text:p>
          </table:table-cell>
          <table:table-cell office:value-type="float" office:value="78.481344" calcext:value-type="float">
            <text:p>78.481344</text:p>
          </table:table-cell>
          <table:table-cell office:value-type="float" office:value="85.139856" calcext:value-type="float">
            <text:p>85.139856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271.225992" calcext:value-type="float">
            <text:p>271.225992</text:p>
          </table:table-cell>
          <table:table-cell office:value-type="float" office:value="126.93636" calcext:value-type="float">
            <text:p>126.93636</text:p>
          </table:table-cell>
          <table:table-cell office:value-type="float" office:value="144.289632" calcext:value-type="float">
            <text:p>144.289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9.5135666272474" calcext:value-type="float">
            <text:p>39.5135666272474</text:p>
          </table:table-cell>
          <table:table-cell office:value-type="float" office:value="22.9352053808136" calcext:value-type="float">
            <text:p>22.9352053808136</text:p>
          </table:table-cell>
          <table:table-cell office:value-type="float" office:value="16.5783612464338" calcext:value-type="float">
            <text:p>16.5783612464338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38.7357654268992" calcext:value-type="float">
            <text:p>38.7357654268992</text:p>
          </table:table-cell>
          <table:table-cell office:value-type="float" office:value="22.6955568609951" calcext:value-type="float">
            <text:p>22.6955568609951</text:p>
          </table:table-cell>
          <table:table-cell office:value-type="float" office:value="16.0402085659041" calcext:value-type="float">
            <text:p>16.0402085659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8341686238997" calcext:value-type="float">
            <text:p>22.8341686238997</text:p>
          </table:table-cell>
          <table:table-cell table:style-name="ce1" office:value-type="float" office:value="10.9524697455237" calcext:value-type="float">
            <text:p>1.10E+01</text:p>
          </table:table-cell>
          <table:table-cell office:value-type="float" office:value="11.881698878376" calcext:value-type="float">
            <text:p>11.881698878376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22.8542268431654" calcext:value-type="float">
            <text:p>22.8542268431654</text:p>
          </table:table-cell>
          <table:table-cell office:value-type="float" office:value="10.6959968869271" calcext:value-type="float">
            <text:p>10.6959968869271</text:p>
          </table:table-cell>
          <table:table-cell office:value-type="float" office:value="12.1582299562383" calcext:value-type="float">
            <text:p>12.15822995623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8.31104161000076" calcext:value-type="float">
            <text:p>8.31104161000076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13.6143092379998" calcext:value-type="float">
            <text:p>13.6143092379998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862181922975596" calcext:value-type="float">
            <text:p>0.862181922975596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871704246274282" calcext:value-type="float">
            <text:p>0.871704246274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585836706515356" calcext:value-type="float">
            <text:p>5.86E-05</text:p>
          </table:table-cell>
          <table:table-cell office:value-type="float" office:value="0.275999845671743" calcext:value-type="float">
            <text:p>0.275999845671743</text:p>
          </table:table-cell>
          <table:table-cell office:value-type="float" office:value="0.168955654246697" calcext:value-type="float">
            <text:p>0.168955654246697</text:p>
          </table:table-cell>
          <table:table-cell office:value-type="float" office:value="0.999348951550878" calcext:value-type="float">
            <text:p>0.999348951550878</text:p>
          </table:table-cell>
          <table:table-cell office:value-type="float" office:value="0.237368607433572" calcext:value-type="float">
            <text:p>0.237368607433572</text:p>
          </table:table-cell>
          <table:table-cell office:value-type="float" office:value="0.0368613558702823" calcext:value-type="float">
            <text:p>0.036861355870282</text:p>
          </table:table-cell>
          <table:table-cell office:value-type="float" office:value="0.0268651561531819" calcext:value-type="float">
            <text:p>0.026865156153182</text:p>
          </table:table-cell>
          <table:table-cell office:value-type="float" office:value="0.465480448406534" calcext:value-type="float">
            <text:p>0.465480448406534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35367343377742" calcext:value-type="float">
            <text:p>3.54E-05</text:p>
          </table:table-cell>
          <table:table-cell office:value-type="float" office:value="0.240823410311038" calcext:value-type="float">
            <text:p>0.240823410311038</text:p>
          </table:table-cell>
          <table:table-cell office:value-type="float" office:value="0.19127129980597" calcext:value-type="float">
            <text:p>0.19127129980597</text:p>
          </table:table-cell>
          <table:table-cell office:value-type="float" office:value="0.999606955206659" calcext:value-type="float">
            <text:p>0.999606955206659</text:p>
          </table:table-cell>
          <table:table-cell office:value-type="float" office:value="0.244864445188197" calcext:value-type="float">
            <text:p>0.244864445188197</text:p>
          </table:table-cell>
          <table:table-cell office:value-type="float" office:value="0.0377350957906884" calcext:value-type="float">
            <text:p>0.037735095790688</text:p>
          </table:table-cell>
          <table:table-cell office:value-type="float" office:value="0.0272974865577959" calcext:value-type="float">
            <text:p>0.027297486557796</text:p>
          </table:table-cell>
          <table:table-cell office:value-type="float" office:value="0.479134121344878" calcext:value-type="float">
            <text:p>0.479134121344878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3045392680.82727" calcext:value-type="float">
            <text:p>3045392680.82727</text:p>
          </table:table-cell>
          <table:table-cell office:value-type="float" office:value="178410.281818182" calcext:value-type="float">
            <text:p>178410.281818182</text:p>
          </table:table-cell>
          <table:table-cell office:value-type="float" office:value="840527909.918182" calcext:value-type="float">
            <text:p>840527909.918182</text:p>
          </table:table-cell>
          <table:table-cell office:value-type="float" office:value="514536312.827273" calcext:value-type="float">
            <text:p>514536312.827273</text:p>
          </table:table-cell>
          <table:table-cell office:value-type="float" office:value="3043409982.64545" calcext:value-type="float">
            <text:p>3043409982.64545</text:p>
          </table:table-cell>
          <table:table-cell office:value-type="float" office:value="722880619.736364" calcext:value-type="float">
            <text:p>722880619.736364</text:p>
          </table:table-cell>
          <table:table-cell office:value-type="float" office:value="112257303.372727" calcext:value-type="float">
            <text:p>112257303.372727</text:p>
          </table:table-cell>
          <table:table-cell office:value-type="float" office:value="81814949.9181818" calcext:value-type="float">
            <text:p>81814949.9181818</text:p>
          </table:table-cell>
          <table:table-cell office:value-type="float" office:value="1417570750.64545" calcext:value-type="float">
            <text:p>1417570750.64545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5043751748.46364" calcext:value-type="float">
            <text:p>5043751748.46364</text:p>
          </table:table-cell>
          <table:table-cell office:value-type="float" office:value="178384.1" calcext:value-type="float">
            <text:p>178384.1</text:p>
          </table:table-cell>
          <table:table-cell office:value-type="float" office:value="1214653496.82727" calcext:value-type="float">
            <text:p>1214653496.82727</text:p>
          </table:table-cell>
          <table:table-cell office:value-type="float" office:value="964724952.827273" calcext:value-type="float">
            <text:p>964724952.827273</text:p>
          </table:table-cell>
          <table:table-cell office:value-type="float" office:value="5041769328.1" calcext:value-type="float">
            <text:p>5041769328.1</text:p>
          </table:table-cell>
          <table:table-cell office:value-type="float" office:value="1235035473.55455" calcext:value-type="float">
            <text:p>1235035473.55455</text:p>
          </table:table-cell>
          <table:table-cell office:value-type="float" office:value="190326455.372727" calcext:value-type="float">
            <text:p>190326455.372727</text:p>
          </table:table-cell>
          <table:table-cell office:value-type="float" office:value="137681745.554545" calcext:value-type="float">
            <text:p>137681745.554545</text:p>
          </table:table-cell>
          <table:table-cell office:value-type="float" office:value="2416633562.28182" calcext:value-type="float">
            <text:p>2416633562.28182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2152680432.1" calcext:value-type="float">
            <text:p>2152680432.1</text:p>
          </table:table-cell>
          <table:table-cell office:value-type="float" office:value="25076.4636363636" calcext:value-type="float">
            <text:p>25076.4636363636</text:p>
          </table:table-cell>
          <table:table-cell office:value-type="float" office:value="559622043.736364" calcext:value-type="float">
            <text:p>559622043.736364</text:p>
          </table:table-cell>
          <table:table-cell office:value-type="float" office:value="337492062.645454" calcext:value-type="float">
            <text:p>337492062.645454</text:p>
          </table:table-cell>
          <table:table-cell office:value-type="float" office:value="2152402619.73636" calcext:value-type="float">
            <text:p>2152402619.73636</text:p>
          </table:table-cell>
          <table:table-cell office:value-type="float" office:value="540614049.554546" calcext:value-type="float">
            <text:p>540614049.554546</text:p>
          </table:table-cell>
          <table:table-cell office:value-type="float" office:value="84321520.1" calcext:value-type="float">
            <text:p>84321520.1</text:p>
          </table:table-cell>
          <table:table-cell office:value-type="float" office:value="57916077.1909091" calcext:value-type="float">
            <text:p>57916077.1909091</text:p>
          </table:table-cell>
          <table:table-cell office:value-type="float" office:value="1057232736.1" calcext:value-type="float">
            <text:p>1057232736.1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3613052798.64545" calcext:value-type="float">
            <text:p>3613052798.64545</text:p>
          </table:table-cell>
          <table:table-cell office:value-type="float" office:value="25408.1" calcext:value-type="float">
            <text:p>25408.1</text:p>
          </table:table-cell>
          <table:table-cell office:value-type="float" office:value="819795198.645454" calcext:value-type="float">
            <text:p>819795198.645454</text:p>
          </table:table-cell>
          <table:table-cell office:value-type="float" office:value="643329562.281818" calcext:value-type="float">
            <text:p>643329562.281818</text:p>
          </table:table-cell>
          <table:table-cell office:value-type="float" office:value="3612771319.37273" calcext:value-type="float">
            <text:p>3612771319.37273</text:p>
          </table:table-cell>
          <table:table-cell office:value-type="float" office:value="932068877.190909" calcext:value-type="float">
            <text:p>932068877.190909</text:p>
          </table:table-cell>
          <table:table-cell office:value-type="float" office:value="144341268.463636" calcext:value-type="float">
            <text:p>144341268.463636</text:p>
          </table:table-cell>
          <table:table-cell office:value-type="float" office:value="98660410.2818182" calcext:value-type="float">
            <text:p>98660410.2818182</text:p>
          </table:table-cell>
          <table:table-cell office:value-type="float" office:value="1819752139.73636" calcext:value-type="float">
            <text:p>1819752139.7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22685441133487" calcext:value-type="float">
            <text:p>0.622685441133487</text:p>
          </table:table-cell>
          <table:table-cell office:value-type="string" calcext:value-type="string">
            <text:p>NC</text:p>
          </table:table-cell>
          <table:table-cell office:value-type="float" office:value="0.669729281610211" calcext:value-type="float">
            <text:p>0.669729281610211</text:p>
          </table:table-cell>
          <table:table-cell office:value-type="float" office:value="0.663818948028627" calcext:value-type="float">
            <text:p>0.663818948028627</text:p>
          </table:table-cell>
          <table:table-cell office:value-type="float" office:value="0.708841958559705" calcext:value-type="float">
            <text:p>0.708841958559705</text:p>
          </table:table-cell>
          <table:table-cell office:value-type="float" office:value="0.750537552234999" calcext:value-type="float">
            <text:p>0.750537552234999</text:p>
          </table:table-cell>
          <table:table-cell office:value-type="float" office:value="0.753863129714261" calcext:value-type="float">
            <text:p>0.753863129714261</text:p>
          </table:table-cell>
          <table:table-cell office:value-type="float" office:value="0.70978780151597" calcext:value-type="float">
            <text:p>0.70978780151597</text:p>
          </table:table-cell>
          <table:table-cell office:value-type="float" office:value="0.748507774589168" calcext:value-type="float">
            <text:p>0.748507774589168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39436784709149" calcext:value-type="float">
            <text:p>0.639436784709149</text:p>
          </table:table-cell>
          <table:table-cell office:value-type="string" calcext:value-type="string">
            <text:p>NC</text:p>
          </table:table-cell>
          <table:table-cell office:value-type="float" office:value="0.680845021824358" calcext:value-type="float">
            <text:p>0.680845021824358</text:p>
          </table:table-cell>
          <table:table-cell office:value-type="float" office:value="0.679918683953508" calcext:value-type="float">
            <text:p>0.679918683953508</text:p>
          </table:table-cell>
          <table:table-cell office:value-type="float" office:value="0.71821422352173" calcext:value-type="float">
            <text:p>0.71821422352173</text:p>
          </table:table-cell>
          <table:table-cell office:value-type="float" office:value="0.757506203373097" calcext:value-type="float">
            <text:p>0.757506203373097</text:p>
          </table:table-cell>
          <table:table-cell office:value-type="float" office:value="0.761358901103551" calcext:value-type="float">
            <text:p>0.761358901103551</text:p>
          </table:table-cell>
          <table:table-cell office:value-type="float" office:value="0.718741731447015" calcext:value-type="float">
            <text:p>0.718741731447015</text:p>
          </table:table-cell>
          <table:table-cell office:value-type="float" office:value="0.755885063777138" calcext:value-type="float">
            <text:p>0.755885063777138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41" calcext:value-type="float">
            <text:p>0.04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34" calcext:value-type="float">
            <text:p>0.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611" calcext:value-type="float">
            <text:p>2.611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2.151" calcext:value-type="float">
            <text:p>2.151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5.222" calcext:value-type="float">
            <text:p>5.222</text:p>
          </table:table-cell>
          <table:table-cell office:value-type="float" office:value="6.072" calcext:value-type="float">
            <text:p>6.072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4.303" calcext:value-type="float">
            <text:p>4.303</text:p>
          </table:table-cell>
          <table:table-cell office:value-type="float" office:value="5.003" calcext:value-type="float">
            <text:p>5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04.435" calcext:value-type="float">
            <text:p>104.435</text:p>
          </table:table-cell>
          <table:table-cell office:value-type="float" office:value="121.436" calcext:value-type="float">
            <text:p>121.436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86.055" calcext:value-type="float">
            <text:p>86.055</text:p>
          </table:table-cell>
          <table:table-cell office:value-type="float" office:value="100.064" calcext:value-type="float">
            <text:p>100.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61.364" calcext:value-type="float">
            <text:p>61.364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37.461" calcext:value-type="float">
            <text:p>37.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157092.223" calcext:value-type="float">
            <text:p>157092.223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95899.1" calcext:value-type="float">
            <text:p>95899.1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75.750832" calcext:value-type="float">
            <text:p>175.750832</text:p>
          </table:table-cell>
          <table:table-cell office:value-type="float" office:value="100.972656" calcext:value-type="float">
            <text:p>100.972656</text:p>
          </table:table-cell>
          <table:table-cell office:value-type="float" office:value="74.778176" calcext:value-type="float">
            <text:p>74.778176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222.561504" calcext:value-type="float">
            <text:p>222.561504</text:p>
          </table:table-cell>
          <table:table-cell office:value-type="float" office:value="128.721152" calcext:value-type="float">
            <text:p>128.721152</text:p>
          </table:table-cell>
          <table:table-cell office:value-type="float" office:value="93.840352" calcext:value-type="float">
            <text:p>93.840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97.20048" calcext:value-type="float">
            <text:p>97.20048</text:p>
          </table:table-cell>
          <table:table-cell office:value-type="float" office:value="48.806976" calcext:value-type="float">
            <text:p>48.806976</text:p>
          </table:table-cell>
          <table:table-cell office:value-type="float" office:value="48.393504" calcext:value-type="float">
            <text:p>48.393504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125.429888" calcext:value-type="float">
            <text:p>125.429888</text:p>
          </table:table-cell>
          <table:table-cell office:value-type="float" office:value="61.647584" calcext:value-type="float">
            <text:p>61.647584</text:p>
          </table:table-cell>
          <table:table-cell office:value-type="float" office:value="63.782304" calcext:value-type="float">
            <text:p>63.782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40.6228727204495" calcext:value-type="float">
            <text:p>40.6228727204495</text:p>
          </table:table-cell>
          <table:table-cell office:value-type="float" office:value="23.3387194032386" calcext:value-type="float">
            <text:p>23.3387194032386</text:p>
          </table:table-cell>
          <table:table-cell office:value-type="float" office:value="17.2841533172109" calcext:value-type="float">
            <text:p>17.2841533172109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40.110645814102" calcext:value-type="float">
            <text:p>40.110645814102</text:p>
          </table:table-cell>
          <table:table-cell office:value-type="float" office:value="23.1984797184656" calcext:value-type="float">
            <text:p>23.1984797184656</text:p>
          </table:table-cell>
          <table:table-cell office:value-type="float" office:value="16.9121660956365" calcext:value-type="float">
            <text:p>16.9121660956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22.4668223898172" calcext:value-type="float">
            <text:p>22.4668223898172</text:p>
          </table:table-cell>
          <table:table-cell table:style-name="ce1" office:value-type="float" office:value="11.2811959485804" calcext:value-type="float">
            <text:p>1.13E+01</text:p>
          </table:table-cell>
          <table:table-cell office:value-type="float" office:value="11.1856264412368" calcext:value-type="float">
            <text:p>11.1856264412368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22.6053190765214" calcext:value-type="float">
            <text:p>22.6053190765214</text:p>
          </table:table-cell>
          <table:table-cell table:style-name="ce1" office:value-type="float" office:value="11.1102969861271" calcext:value-type="float">
            <text:p>1.11E+01</text:p>
          </table:table-cell>
          <table:table-cell office:value-type="float" office:value="11.4950220903943" calcext:value-type="float">
            <text:p>11.49502209039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4.37285779400008" calcext:value-type="float">
            <text:p>4.37285779400008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5.89244398700066" calcext:value-type="float">
            <text:p>5.89244398700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89376073216637" calcext:value-type="float">
            <text:p>0.989376073216637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941661750475806" calcext:value-type="float">
            <text:p>0.941661750475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970477834352302" calcext:value-type="float">
            <text:p>9.70E-05</text:p>
          </table:table-cell>
          <table:table-cell office:value-type="float" office:value="0.314003153162958" calcext:value-type="float">
            <text:p>0.314003153162958</text:p>
          </table:table-cell>
          <table:table-cell office:value-type="float" office:value="0.156518220695696" calcext:value-type="float">
            <text:p>0.156518220695696</text:p>
          </table:table-cell>
          <table:table-cell office:value-type="float" office:value="0.998921453877087" calcext:value-type="float">
            <text:p>0.998921453877087</text:p>
          </table:table-cell>
          <table:table-cell office:value-type="float" office:value="0.225534172817478" calcext:value-type="float">
            <text:p>0.225534172817478</text:p>
          </table:table-cell>
          <table:table-cell office:value-type="float" office:value="0.0346397970392212" calcext:value-type="float">
            <text:p>0.034639797039221</text:p>
          </table:table-cell>
          <table:table-cell office:value-type="float" office:value="0.0256622294743515" calcext:value-type="float">
            <text:p>0.025662229474352</text:p>
          </table:table-cell>
          <table:table-cell office:value-type="float" office:value="0.439240355371533" calcext:value-type="float">
            <text:p>0.439240355371533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756326869915891" calcext:value-type="float">
            <text:p>7.56E-05</text:p>
          </table:table-cell>
          <table:table-cell office:value-type="float" office:value="0.286176690537471" calcext:value-type="float">
            <text:p>0.286176690537471</text:p>
          </table:table-cell>
          <table:table-cell office:value-type="float" office:value="0.173214529085577" calcext:value-type="float">
            <text:p>0.173214529085577</text:p>
          </table:table-cell>
          <table:table-cell office:value-type="float" office:value="0.999159371713501" calcext:value-type="float">
            <text:p>0.999159371713501</text:p>
          </table:table-cell>
          <table:table-cell office:value-type="float" office:value="0.230360499523451" calcext:value-type="float">
            <text:p>0.230360499523451</text:p>
          </table:table-cell>
          <table:table-cell office:value-type="float" office:value="0.035608950110756" calcext:value-type="float">
            <text:p>0.035608950110756</text:p>
          </table:table-cell>
          <table:table-cell office:value-type="float" office:value="0.0261979644780404" calcext:value-type="float">
            <text:p>0.02619796447804</text:p>
          </table:table-cell>
          <table:table-cell office:value-type="float" office:value="0.45050831844166" calcext:value-type="float">
            <text:p>0.45050831844166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838720371.00909" calcext:value-type="float">
            <text:p>1838720371.00909</text:p>
          </table:table-cell>
          <table:table-cell office:value-type="float" office:value="178443.736363636" calcext:value-type="float">
            <text:p>178443.736363636</text:p>
          </table:table-cell>
          <table:table-cell office:value-type="float" office:value="577363994.281818" calcext:value-type="float">
            <text:p>577363994.281818</text:p>
          </table:table-cell>
          <table:table-cell office:value-type="float" office:value="287793240.827273" calcext:value-type="float">
            <text:p>287793240.827273</text:p>
          </table:table-cell>
          <table:table-cell office:value-type="float" office:value="1836737226.28182" calcext:value-type="float">
            <text:p>1836737226.28182</text:p>
          </table:table-cell>
          <table:table-cell office:value-type="float" office:value="414694277.918182" calcext:value-type="float">
            <text:p>414694277.918182</text:p>
          </table:table-cell>
          <table:table-cell office:value-type="float" office:value="63692900.4636364" calcext:value-type="float">
            <text:p>63692900.4636364</text:p>
          </table:table-cell>
          <table:table-cell office:value-type="float" office:value="47185664.1" calcext:value-type="float">
            <text:p>47185664.1</text:p>
          </table:table-cell>
          <table:table-cell office:value-type="float" office:value="807640189.190909" calcext:value-type="float">
            <text:p>807640189.190909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2358192875.73636" calcext:value-type="float">
            <text:p>2358192875.73636</text:p>
          </table:table-cell>
          <table:table-cell office:value-type="float" office:value="178356.463636364" calcext:value-type="float">
            <text:p>178356.463636364</text:p>
          </table:table-cell>
          <table:table-cell office:value-type="float" office:value="674859832.827273" calcext:value-type="float">
            <text:p>674859832.827273</text:p>
          </table:table-cell>
          <table:table-cell office:value-type="float" office:value="408473268.463636" calcext:value-type="float">
            <text:p>408473268.463636</text:p>
          </table:table-cell>
          <table:table-cell office:value-type="float" office:value="2356210512.1" calcext:value-type="float">
            <text:p>2356210512.1</text:p>
          </table:table-cell>
          <table:table-cell office:value-type="float" office:value="543234488.827273" calcext:value-type="float">
            <text:p>543234488.827273</text:p>
          </table:table-cell>
          <table:table-cell office:value-type="float" office:value="83972772.4636364" calcext:value-type="float">
            <text:p>83972772.4636364</text:p>
          </table:table-cell>
          <table:table-cell office:value-type="float" office:value="61779853.1909091" calcext:value-type="float">
            <text:p>61779853.1909091</text:p>
          </table:table-cell>
          <table:table-cell office:value-type="float" office:value="1062385507.00909" calcext:value-type="float">
            <text:p>1062385507.00909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1281183585.55455" calcext:value-type="float">
            <text:p>1281183585.55455</text:p>
          </table:table-cell>
          <table:table-cell office:value-type="float" office:value="25179.7363636364" calcext:value-type="float">
            <text:p>25179.7363636364</text:p>
          </table:table-cell>
          <table:table-cell office:value-type="float" office:value="376172221.190909" calcext:value-type="float">
            <text:p>376172221.190909</text:p>
          </table:table-cell>
          <table:table-cell office:value-type="float" office:value="186736100.463636" calcext:value-type="float">
            <text:p>186736100.463636</text:p>
          </table:table-cell>
          <table:table-cell office:value-type="float" office:value="1280904612.46364" calcext:value-type="float">
            <text:p>1280904612.46364</text:p>
          </table:table-cell>
          <table:table-cell office:value-type="float" office:value="308677923.009091" calcext:value-type="float">
            <text:p>308677923.009091</text:p>
          </table:table-cell>
          <table:table-cell office:value-type="float" office:value="47642458.2818182" calcext:value-type="float">
            <text:p>47642458.2818182</text:p>
          </table:table-cell>
          <table:table-cell office:value-type="float" office:value="33044829.1909091" calcext:value-type="float">
            <text:p>33044829.1909091</text:p>
          </table:table-cell>
          <table:table-cell office:value-type="float" office:value="599366987.736364" calcext:value-type="float">
            <text:p>599366987.736364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1654074996.46364" calcext:value-type="float">
            <text:p>1654074996.46364</text:p>
          </table:table-cell>
          <table:table-cell office:value-type="float" office:value="24712.8272727273" calcext:value-type="float">
            <text:p>24712.8272727273</text:p>
          </table:table-cell>
          <table:table-cell office:value-type="float" office:value="443775066.281818" calcext:value-type="float">
            <text:p>443775066.281818</text:p>
          </table:table-cell>
          <table:table-cell office:value-type="float" office:value="266379975.372727" calcext:value-type="float">
            <text:p>266379975.372727</text:p>
          </table:table-cell>
          <table:table-cell office:value-type="float" office:value="1653801179.73636" calcext:value-type="float">
            <text:p>1653801179.73636</text:p>
          </table:table-cell>
          <table:table-cell office:value-type="float" office:value="405395453.190909" calcext:value-type="float">
            <text:p>405395453.190909</text:p>
          </table:table-cell>
          <table:table-cell office:value-type="float" office:value="62952974.6454546" calcext:value-type="float">
            <text:p>62952974.6454546</text:p>
          </table:table-cell>
          <table:table-cell office:value-type="float" office:value="43488253.1909091" calcext:value-type="float">
            <text:p>43488253.1909091</text:p>
          </table:table-cell>
          <table:table-cell office:value-type="float" office:value="790510084.463636" calcext:value-type="float">
            <text:p>790510084.46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1904736204945" calcext:value-type="float">
            <text:p>0.691904736204945</text:p>
          </table:table-cell>
          <table:table-cell office:value-type="string" calcext:value-type="string">
            <text:p>NC</text:p>
          </table:table-cell>
          <table:table-cell office:value-type="float" office:value="0.652401210789753" calcext:value-type="float">
            <text:p>0.652401210789753</text:p>
          </table:table-cell>
          <table:table-cell office:value-type="float" office:value="0.64987254800979" calcext:value-type="float">
            <text:p>0.64987254800979</text:p>
          </table:table-cell>
          <table:table-cell office:value-type="float" office:value="0.697408213476262" calcext:value-type="float">
            <text:p>0.697408213476262</text:p>
          </table:table-cell>
          <table:table-cell office:value-type="float" office:value="0.744472853340896" calcext:value-type="float">
            <text:p>0.744472853340896</text:p>
          </table:table-cell>
          <table:table-cell office:value-type="float" office:value="0.74809996455529" calcext:value-type="float">
            <text:p>0.74809996455529</text:p>
          </table:table-cell>
          <table:table-cell office:value-type="float" office:value="0.70035530571156" calcext:value-type="float">
            <text:p>0.70035530571156</text:p>
          </table:table-cell>
          <table:table-cell office:value-type="float" office:value="0.742249921926321" calcext:value-type="float">
            <text:p>0.742249921926321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68436923968074" calcext:value-type="float">
            <text:p>0.668436923968074</text:p>
          </table:table-cell>
          <table:table-cell office:value-type="string" calcext:value-type="string">
            <text:p>NC</text:p>
          </table:table-cell>
          <table:table-cell office:value-type="float" office:value="0.662374571927144" calcext:value-type="float">
            <text:p>0.662374571927144</text:p>
          </table:table-cell>
          <table:table-cell office:value-type="float" office:value="0.660186079083698" calcext:value-type="float">
            <text:p>0.660186079083698</text:p>
          </table:table-cell>
          <table:table-cell office:value-type="float" office:value="0.702247870871461" calcext:value-type="float">
            <text:p>0.702247870871461</text:p>
          </table:table-cell>
          <table:table-cell office:value-type="float" office:value="0.747004006200572" calcext:value-type="float">
            <text:p>0.747004006200572</text:p>
          </table:table-cell>
          <table:table-cell office:value-type="float" office:value="0.750451264148877" calcext:value-type="float">
            <text:p>0.750451264148877</text:p>
          </table:table-cell>
          <table:table-cell office:value-type="float" office:value="0.704502698639329" calcext:value-type="float">
            <text:p>0.704502698639329</text:p>
          </table:table-cell>
          <table:table-cell office:value-type="float" office:value="0.744889199681027" calcext:value-type="float">
            <text:p>0.744889199681027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61" calcext:value-type="float">
            <text:p>0.061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51" calcext:value-type="float">
            <text:p>0.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3.883" calcext:value-type="float">
            <text:p>3.883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3.294" calcext:value-type="float">
            <text:p>3.294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7.766" calcext:value-type="float">
            <text:p>7.766</text:p>
          </table:table-cell>
          <table:table-cell office:value-type="float" office:value="9.03" calcext:value-type="float">
            <text:p>9.03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6.587" calcext:value-type="float">
            <text:p>6.587</text:p>
          </table:table-cell>
          <table:table-cell office:value-type="float" office:value="7.66" calcext:value-type="float">
            <text:p>7.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55.314" calcext:value-type="float">
            <text:p>155.314</text:p>
          </table:table-cell>
          <table:table-cell office:value-type="float" office:value="180.597" calcext:value-type="float">
            <text:p>180.597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131.744" calcext:value-type="float">
            <text:p>131.744</text:p>
          </table:table-cell>
          <table:table-cell office:value-type="float" office:value="153.19" calcext:value-type="float">
            <text:p>15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</text:p>
          </table:table-cell>
          <table:table-cell office:value-type="float" office:value="116.629" calcext:value-type="float">
            <text:p>116.629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86.552" calcext:value-type="float">
            <text:p>86.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office:value-type="float" office:value="298569.051" calcext:value-type="float">
            <text:p>298569.051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office:value-type="float" office:value="221571.898" calcext:value-type="float">
            <text:p>221571.898</text:p>
          </table:table-cell>
          <table:table-cell table:number-columns-repeated="8"/>
        </table:table-row>
        <table:table-row table:style-name="ro1" table:number-rows-repeated="17"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6:23:02.857473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3:15:16.339353843</meta:creation-date>
    <dc:date>2022-03-15T16:38:32.980731219</dc:date>
    <meta:editing-duration>PT4H58M37S</meta:editing-duration>
    <meta:editing-cycles>16</meta:editing-cycles>
    <meta:generator>LibreOffice/6.4.7.2$Linux_X86_64 LibreOffice_project/40$Build-2</meta:generator>
    <meta:document-statistic meta:table-count="1" meta:cell-count="606" meta:object-count="0"/>
  </office:meta>
</office:document-meta>
</file>